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Century Schoolbook L" svg:font-family="'Century Schoolbook L'" style:font-family-generic="roman" style:font-pitch="variable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adornments="Book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 style:font-name="Liberation Sans"/>
    </style:style>
    <style:style style:name="P3" style:family="paragraph" style:parent-style-name="Method_20_Code_20_Listing">
      <style:text-properties style:font-name="Liberation Sans" officeooo:rsid="0005cbac" officeooo:paragraph-rsid="0005cbac"/>
    </style:style>
    <style:style style:name="P4" style:family="paragraph" style:parent-style-name="Method_20_Code_20_Listing">
      <style:text-properties style:font-name="Liberation Sans" officeooo:rsid="0005cbac" officeooo:paragraph-rsid="000957b8"/>
    </style:style>
    <style:style style:name="P5" style:family="paragraph" style:parent-style-name="Method_20_Code_20_Listing">
      <style:text-properties style:font-name="Liberation Sans" officeooo:rsid="0005cbac" officeooo:paragraph-rsid="000985f1"/>
    </style:style>
    <style:style style:name="P6" style:family="paragraph" style:parent-style-name="Method_20_Code_20_Listing">
      <style:text-properties style:font-name="Liberation Sans" officeooo:rsid="0005cbac" officeooo:paragraph-rsid="000b06c3"/>
    </style:style>
    <style:style style:name="P7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05cbac" style:font-size-asian="10pt" style:font-weight-asian="bold" style:font-size-complex="10pt" style:font-weight-complex="bold"/>
    </style:style>
    <style:style style:name="P8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0957b8" style:font-size-asian="10pt" style:font-weight-asian="bold" style:font-size-complex="10pt" style:font-weight-complex="bold"/>
    </style:style>
    <style:style style:name="P9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0985f1" style:font-size-asian="10pt" style:font-weight-asian="bold" style:font-size-complex="10pt" style:font-weight-complex="bold"/>
    </style:style>
    <style:style style:name="P10" style:family="paragraph" style:parent-style-name="Method_20_Code_20_Listing">
      <style:paragraph-properties fo:margin-left="0in" fo:margin-right="0in" fo:text-indent="0in" style:auto-text-indent="false"/>
      <style:text-properties fo:color="#3333ff" style:font-name="Liberation Sans" fo:font-size="10pt" fo:font-weight="bold" officeooo:rsid="0005cbac" officeooo:paragraph-rsid="000b06c3" style:font-size-asian="10pt" style:font-weight-asian="bold" style:font-size-complex="10pt" style:font-weight-complex="bold"/>
    </style:style>
    <style:style style:name="P11" style:family="paragraph" style:parent-style-name="Method_20_Body">
      <style:text-properties style:font-name="Liberation Sans" fo:font-size="11pt" style:font-size-asian="11pt" style:font-size-complex="11pt"/>
    </style:style>
    <style:style style:name="P12" style:family="paragraph" style:parent-style-name="Method_20_Body">
      <style:text-properties style:font-name="Liberation Sans" fo:font-size="11pt" officeooo:rsid="000ff9f6" officeooo:paragraph-rsid="000ff9f6" style:font-size-asian="11pt" style:font-size-complex="11pt"/>
    </style:style>
    <style:style style:name="P13" style:family="paragraph" style:parent-style-name="Method_20_Body">
      <style:text-properties style:font-name="Liberation Sans" officeooo:rsid="0011de68" officeooo:paragraph-rsid="0011de68"/>
    </style:style>
    <style:style style:name="P14" style:family="paragraph" style:parent-style-name="Method_20_Body">
      <style:text-properties officeooo:rsid="000ff9f6" officeooo:paragraph-rsid="000ff9f6"/>
    </style:style>
    <style:style style:name="P15" style:family="paragraph" style:parent-style-name="Method_20_Body">
      <style:paragraph-properties fo:margin-left="0in" fo:margin-right="0in" fo:text-indent="0in" style:auto-text-indent="false"/>
      <style:text-properties style:font-name="Liberation Sans"/>
    </style:style>
    <style:style style:name="P16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05cbac"/>
    </style:style>
    <style:style style:name="P17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0957b8"/>
    </style:style>
    <style:style style:name="P18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0985f1"/>
    </style:style>
    <style:style style:name="P19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5cbac" officeooo:paragraph-rsid="000b06c3"/>
    </style:style>
    <style:style style:name="P20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05cbac" style:font-size-asian="14pt" style:font-weight-asian="bold" style:font-size-complex="14pt" style:font-weight-complex="bold"/>
    </style:style>
    <style:style style:name="P21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0957b8" style:font-size-asian="14pt" style:font-weight-asian="bold" style:font-size-complex="14pt" style:font-weight-complex="bold"/>
    </style:style>
    <style:style style:name="P22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0985f1" style:font-size-asian="14pt" style:font-weight-asian="bold" style:font-size-complex="14pt" style:font-weight-complex="bold"/>
    </style:style>
    <style:style style:name="P23" style:family="paragraph" style:parent-style-name="Method_20_Body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cbac" officeooo:paragraph-rsid="000b06c3" style:font-size-asian="14pt" style:font-weight-asian="bold" style:font-size-complex="14pt" style:font-weight-complex="bold"/>
    </style:style>
    <style:style style:name="P24" style:family="paragraph" style:parent-style-name="Method_20_Body">
      <style:paragraph-properties fo:margin-left="0in" fo:margin-right="0in" fo:text-indent="0in" style:auto-text-indent="false"/>
      <style:text-properties style:font-name="Liberation Sans" fo:font-weight="bold" officeooo:rsid="0006ec09" officeooo:paragraph-rsid="0006ec09" style:font-weight-asian="bold" style:font-weight-complex="bold"/>
    </style:style>
    <style:style style:name="P25" style:family="paragraph" style:parent-style-name="Method_20_Body">
      <style:paragraph-properties fo:margin-left="0in" fo:margin-right="0in" fo:text-indent="0in" style:auto-text-indent="false"/>
      <style:text-properties style:font-name="Liberation Sans" fo:font-weight="bold" officeooo:rsid="0006ec09" officeooo:paragraph-rsid="00088010" style:font-weight-asian="bold" style:font-weight-complex="bold"/>
    </style:style>
    <style:style style:name="P26" style:family="paragraph" style:parent-style-name="Method_20_Body">
      <style:paragraph-properties fo:margin-left="0in" fo:margin-right="0in" fo:text-indent="0in" style:auto-text-indent="false"/>
      <style:text-properties style:font-name="Liberation Sans" fo:font-weight="bold" officeooo:rsid="000957b8" officeooo:paragraph-rsid="000b06c3" style:font-weight-asian="bold" style:font-weight-complex="bold"/>
    </style:style>
    <style:style style:name="P27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6ec09" officeooo:paragraph-rsid="0006ec09"/>
    </style:style>
    <style:style style:name="P28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6ec09" officeooo:paragraph-rsid="00088010"/>
    </style:style>
    <style:style style:name="P29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6ec09" officeooo:paragraph-rsid="000b06c3"/>
    </style:style>
    <style:style style:name="P30" style:family="paragraph" style:parent-style-name="Method_20_Body">
      <style:paragraph-properties fo:margin-left="0in" fo:margin-right="0in" fo:text-indent="0in" style:auto-text-indent="false"/>
      <style:text-properties style:font-name="Liberation Sans" officeooo:paragraph-rsid="000957b8"/>
    </style:style>
    <style:style style:name="P31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88010" officeooo:paragraph-rsid="000985f1"/>
    </style:style>
    <style:style style:name="P32" style:family="paragraph" style:parent-style-name="Method_20_Body">
      <style:paragraph-properties fo:margin-left="0in" fo:margin-right="0in" fo:text-indent="0in" style:auto-text-indent="false"/>
      <style:text-properties style:font-name="Liberation Sans" officeooo:rsid="00088010" officeooo:paragraph-rsid="000b06c3"/>
    </style:style>
    <style:style style:name="P33" style:family="paragraph" style:parent-style-name="Method_20_Body">
      <style:paragraph-properties fo:margin-left="0in" fo:margin-right="0in" fo:text-indent="0in" style:auto-text-indent="false"/>
      <style:text-properties style:font-name="Liberation Sans" officeooo:paragraph-rsid="000985f1"/>
    </style:style>
    <style:style style:name="P34" style:family="paragraph" style:parent-style-name="Method_20_Body">
      <style:paragraph-properties fo:margin-left="0in" fo:margin-right="0in" fo:text-indent="0in" style:auto-text-indent="false"/>
      <style:text-properties style:font-name="Liberation Sans" officeooo:paragraph-rsid="000b06c3"/>
    </style:style>
    <style:style style:name="P35" style:family="paragraph" style:parent-style-name="Method_20_Body">
      <style:paragraph-properties fo:margin-left="0.4925in" fo:margin-right="0in" fo:text-indent="0in" style:auto-text-indent="false"/>
      <style:text-properties officeooo:rsid="0005fae5" officeooo:paragraph-rsid="0005fae5"/>
    </style:style>
    <style:style style:name="P36" style:family="paragraph" style:parent-style-name="Method_20_Body">
      <style:paragraph-properties fo:margin-left="0.4925in" fo:margin-right="0in" fo:text-indent="0in" style:auto-text-indent="false"/>
      <style:text-properties style:font-name="Liberation Sans" officeooo:rsid="0006ec09" officeooo:paragraph-rsid="0006ec09"/>
    </style:style>
    <style:style style:name="P37" style:family="paragraph" style:parent-style-name="Method_20_Body">
      <style:paragraph-properties fo:margin-left="0.4925in" fo:margin-right="0in" fo:text-indent="0in" style:auto-text-indent="false"/>
      <style:text-properties style:font-name="Liberation Sans" officeooo:rsid="0006ec09" officeooo:paragraph-rsid="00088010"/>
    </style:style>
    <style:style style:name="P38" style:family="paragraph" style:parent-style-name="Method_20_Body">
      <style:paragraph-properties fo:margin-left="0.4925in" fo:margin-right="0in" fo:text-indent="0in" style:auto-text-indent="false"/>
      <style:text-properties style:font-name="Liberation Sans" officeooo:rsid="0005fae5" officeooo:paragraph-rsid="0006ec09"/>
    </style:style>
    <style:style style:name="P39" style:family="paragraph" style:parent-style-name="Method_20_Body">
      <style:paragraph-properties fo:margin-left="0.4925in" fo:margin-right="0in" fo:text-indent="0in" style:auto-text-indent="false"/>
      <style:text-properties style:font-name="Liberation Sans" officeooo:rsid="0005fae5" officeooo:paragraph-rsid="000b06c3"/>
    </style:style>
    <style:style style:name="P40" style:family="paragraph" style:parent-style-name="Method_20_Body">
      <style:paragraph-properties fo:margin-left="0.4925in" fo:margin-right="0in" fo:text-indent="0in" style:auto-text-indent="false"/>
      <style:text-properties style:font-name="Liberation Sans" officeooo:rsid="000957b8" officeooo:paragraph-rsid="000b06c3"/>
    </style:style>
    <style:style style:name="P41" style:family="paragraph" style:parent-style-name="Method_20_Body">
      <style:paragraph-properties fo:margin-left="0.4925in" fo:margin-right="0in" fo:text-indent="0in" style:auto-text-indent="false"/>
      <style:text-properties officeooo:rsid="000957b8" officeooo:paragraph-rsid="000985f1"/>
    </style:style>
    <style:style style:name="P42" style:family="paragraph" style:parent-style-name="Method_20_Body">
      <style:paragraph-properties fo:margin-left="0.4925in" fo:margin-right="0in" fo:text-indent="0in" style:auto-text-indent="false"/>
      <style:text-properties officeooo:rsid="000957b8" officeooo:paragraph-rsid="000b06c3"/>
    </style:style>
    <style:style style:name="P43" style:family="paragraph" style:parent-style-name="Method_20_Listing_20_Title" style:list-style-name="">
      <style:text-properties style:font-name="Liberation Sans" officeooo:paragraph-rsid="000490ad"/>
    </style:style>
    <style:style style:name="P44" style:family="paragraph" style:parent-style-name="Method_20_Listing_20_Title">
      <style:text-properties style:font-name="Liberation Sans" officeooo:rsid="00088010" officeooo:paragraph-rsid="00088010"/>
    </style:style>
    <style:style style:name="P45" style:family="paragraph" style:parent-style-name="Method_20_Listing_20_Title">
      <style:text-properties style:font-name="Liberation Sans" officeooo:rsid="00088010" officeooo:paragraph-rsid="000957b8"/>
    </style:style>
    <style:style style:name="P46" style:family="paragraph" style:parent-style-name="Method_20_Listing_20_Title">
      <style:paragraph-properties fo:break-before="page"/>
      <style:text-properties style:font-name="Liberation Sans" fo:font-size="16pt" officeooo:paragraph-rsid="000b06c3" style:font-size-asian="16pt" style:font-size-complex="16pt"/>
    </style:style>
    <style:style style:name="P4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0490ad" officeooo:paragraph-rsid="000490ad" style:font-size-asian="9.60000038146973pt" style:font-weight-asian="normal" style:font-size-complex="11pt" style:font-weight-complex="normal"/>
    </style:style>
    <style:style style:name="P4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0490ad" officeooo:paragraph-rsid="0005fae5" style:font-size-asian="9.60000038146973pt" style:font-weight-asian="normal" style:font-size-complex="11pt" style:font-weight-complex="normal"/>
    </style:style>
    <style:style style:name="P4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0490ad" officeooo:paragraph-rsid="000957b8" style:font-size-asian="9.60000038146973pt" style:font-weight-asian="normal" style:font-size-complex="11pt" style:font-weight-complex="normal"/>
    </style:style>
    <style:style style:name="P5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0490ad" officeooo:paragraph-rsid="000985f1" style:font-size-asian="9.60000038146973pt" style:font-weight-asian="normal" style:font-size-complex="11pt" style:font-weight-complex="normal"/>
    </style:style>
    <style:style style:name="P5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0490ad" officeooo:paragraph-rsid="000b06c3" style:font-size-asian="9.60000038146973pt" style:font-weight-asian="normal" style:font-size-complex="11pt" style:font-weight-complex="normal"/>
    </style:style>
    <style:style style:name="P5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0b06c3" officeooo:paragraph-rsid="000b06c3" style:font-size-asian="9.60000038146973pt" style:font-weight-asian="normal" style:font-size-complex="11pt" style:font-weight-complex="normal"/>
    </style:style>
    <style:style style:name="P5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0490ad" officeooo:paragraph-rsid="000490ad" style:font-size-asian="11pt" style:font-weight-asian="normal" style:font-size-complex="11pt" style:font-weight-complex="normal"/>
    </style:style>
    <style:style style:name="P5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05fae5" style:font-size-asian="11pt" style:font-weight-asian="normal" style:font-size-complex="11pt" style:font-weight-complex="normal"/>
    </style:style>
    <style:style style:name="P5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05fae5" style:font-size-asian="11pt" style:font-weight-asian="normal" style:font-size-complex="11pt" style:font-weight-complex="normal"/>
    </style:style>
    <style:style style:name="P5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094acf" style:font-size-asian="11pt" style:font-weight-asian="normal" style:font-size-complex="11pt" style:font-weight-complex="normal"/>
    </style:style>
    <style:style style:name="P5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0957b8" style:font-size-asian="11pt" style:font-weight-asian="normal" style:font-size-complex="11pt" style:font-weight-complex="normal"/>
    </style:style>
    <style:style style:name="P5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0985f1" style:font-size-asian="11pt" style:font-weight-asian="normal" style:font-size-complex="11pt" style:font-weight-complex="normal"/>
    </style:style>
    <style:style style:name="P5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rsid="0005fae5" officeooo:paragraph-rsid="000b06c3" style:font-size-asian="11pt" style:font-weight-asian="normal" style:font-size-complex="11pt" style:font-weight-complex="normal"/>
    </style:style>
    <style:style style:name="P6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0957b8" style:font-size-asian="11pt" style:font-weight-asian="normal" style:font-size-complex="11pt" style:font-weight-complex="normal"/>
    </style:style>
    <style:style style:name="P6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0985f1" style:font-size-asian="11pt" style:font-weight-asian="normal" style:font-size-complex="11pt" style:font-weight-complex="normal"/>
    </style:style>
    <style:style style:name="P6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style:text-underline-style="none" fo:font-weight="normal" officeooo:paragraph-rsid="000b06c3" style:font-size-asian="11pt" style:font-weight-asian="normal" style:font-size-complex="11pt" style:font-weight-complex="normal"/>
    </style:style>
    <style:style style:name="P6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05fae5" style:font-size-asian="14pt" style:font-weight-asian="bold" style:font-size-complex="14pt" style:font-weight-complex="bold"/>
    </style:style>
    <style:style style:name="P6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094acf" style:font-size-asian="14pt" style:font-weight-asian="bold" style:font-size-complex="14pt" style:font-weight-complex="bold"/>
    </style:style>
    <style:style style:name="P6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0957b8" style:font-size-asian="14pt" style:font-weight-asian="bold" style:font-size-complex="14pt" style:font-weight-complex="bold"/>
    </style:style>
    <style:style style:name="P6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0985f1" style:font-size-asian="14pt" style:font-weight-asian="bold" style:font-size-complex="14pt" style:font-weight-complex="bold"/>
    </style:style>
    <style:style style:name="P6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5fae5" officeooo:paragraph-rsid="000b06c3" style:font-size-asian="14pt" style:font-weight-asian="bold" style:font-size-complex="14pt" style:font-weight-complex="bold"/>
    </style:style>
    <style:style style:name="P6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094acf" style:font-size-asian="14pt" style:font-weight-asian="bold" style:font-size-complex="14pt" style:font-weight-complex="bold"/>
    </style:style>
    <style:style style:name="P6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0957b8" style:font-size-asian="14pt" style:font-weight-asian="bold" style:font-size-complex="14pt" style:font-weight-complex="bold"/>
    </style:style>
    <style:style style:name="P7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0985f1" style:font-size-asian="14pt" style:font-weight-asian="bold" style:font-size-complex="14pt" style:font-weight-complex="bold"/>
    </style:style>
    <style:style style:name="P71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4pt" style:text-underline-style="solid" style:text-underline-width="auto" style:text-underline-color="font-color" fo:font-weight="bold" officeooo:rsid="00094acf" officeooo:paragraph-rsid="000b06c3" style:font-size-asian="14pt" style:font-weight-asian="bold" style:font-size-complex="14pt" style:font-weight-complex="bold"/>
    </style:style>
    <style:style style:name="P7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bold" officeooo:rsid="0005fae5" officeooo:paragraph-rsid="0005fae5" style:font-size-asian="13pt" style:font-weight-asian="bold" style:font-size-complex="13pt" style:font-weight-complex="bold"/>
    </style:style>
    <style:style style:name="P7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bold" officeooo:rsid="00094acf" officeooo:paragraph-rsid="00094acf" style:font-size-asian="13pt" style:font-weight-asian="bold" style:font-size-complex="13pt" style:font-weight-complex="bold"/>
    </style:style>
    <style:style style:name="P7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bold" officeooo:rsid="00094acf" officeooo:paragraph-rsid="000957b8" style:font-size-asian="13pt" style:font-weight-asian="bold" style:font-size-complex="13pt" style:font-weight-complex="bold"/>
    </style:style>
    <style:style style:name="P7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bold" officeooo:rsid="00094acf" officeooo:paragraph-rsid="000985f1" style:font-size-asian="13pt" style:font-weight-asian="bold" style:font-size-complex="13pt" style:font-weight-complex="bold"/>
    </style:style>
    <style:style style:name="P76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bold" officeooo:rsid="00094acf" officeooo:paragraph-rsid="000b06c3" style:font-size-asian="13pt" style:font-weight-asian="bold" style:font-size-complex="13pt" style:font-weight-complex="bold"/>
    </style:style>
    <style:style style:name="P77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bold" officeooo:rsid="000957b8" officeooo:paragraph-rsid="000957b8" style:font-size-asian="13pt" style:font-weight-asian="bold" style:font-size-complex="13pt" style:font-weight-complex="bold"/>
    </style:style>
    <style:style style:name="P78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bold" officeooo:rsid="000957b8" officeooo:paragraph-rsid="000985f1" style:font-size-asian="13pt" style:font-weight-asian="bold" style:font-size-complex="13pt" style:font-weight-complex="bold"/>
    </style:style>
    <style:style style:name="P7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bold" officeooo:rsid="000957b8" officeooo:paragraph-rsid="000b06c3" style:font-size-asian="13pt" style:font-weight-asian="bold" style:font-size-complex="13pt" style:font-weight-complex="bold"/>
    </style:style>
    <style:style style:name="P80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3pt" style:text-underline-style="none" fo:font-weight="bold" officeooo:rsid="000985f1" officeooo:paragraph-rsid="000985f1" style:font-size-asian="13pt" style:font-weight-asian="bold" style:font-size-complex="13pt" style:font-weight-complex="bold"/>
    </style:style>
    <style:style style:name="P81" style:family="paragraph" style:parent-style-name="Method_20_Listing_20_Title" style:list-style-name="">
      <style:paragraph-properties fo:margin-left="0in" fo:margin-right="0in" fo:text-indent="0in" style:auto-text-indent="false"/>
      <style:text-properties style:font-name="Liberation Sans" fo:font-size="13pt" style:text-underline-style="none" fo:font-weight="bold" officeooo:rsid="0011de68" officeooo:paragraph-rsid="0011de68" style:font-size-asian="13pt" style:font-weight-asian="bold" style:font-size-complex="13pt" style:font-weight-complex="bold"/>
    </style:style>
    <style:style style:name="P82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05cbac" style:font-size-asian="12pt" style:font-weight-asian="normal" style:font-size-complex="12pt" style:font-weight-complex="normal"/>
    </style:style>
    <style:style style:name="P83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0957b8" style:font-size-asian="12pt" style:font-weight-asian="normal" style:font-size-complex="12pt" style:font-weight-complex="normal"/>
    </style:style>
    <style:style style:name="P84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0985f1" style:font-size-asian="12pt" style:font-weight-asian="normal" style:font-size-complex="12pt" style:font-weight-complex="normal"/>
    </style:style>
    <style:style style:name="P85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2pt" fo:font-weight="normal" officeooo:rsid="000490ad" officeooo:paragraph-rsid="000b06c3" style:font-size-asian="12pt" style:font-weight-asian="normal" style:font-size-complex="12pt" style:font-weight-complex="normal"/>
    </style:style>
    <style:style style:name="P86" style:family="paragraph" style:parent-style-name="Method_20_Listing_20_Title">
      <style:paragraph-properties fo:margin-left="0in" fo:margin-right="0in" fo:text-indent="0in" style:auto-text-indent="false"/>
      <style:text-properties style:font-name="Liberation Sans" officeooo:rsid="000957b8" officeooo:paragraph-rsid="000957b8"/>
    </style:style>
    <style:style style:name="P87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officeooo:paragraph-rsid="0011de68"/>
    </style:style>
    <style:style style:name="P88" style:family="paragraph" style:parent-style-name="Method_20_Listing_20_Title" style:list-style-name="">
      <style:paragraph-properties fo:margin-left="0in" fo:margin-right="0in" fo:text-indent="0in" style:auto-text-indent="false"/>
      <style:text-properties fo:color="#000080" style:font-name="Liberation Sans" officeooo:rsid="0011de68" officeooo:paragraph-rsid="0011de68"/>
    </style:style>
    <style:style style:name="P89" style:family="paragraph" style:parent-style-name="Method_20_Listing_20_Title">
      <style:paragraph-properties fo:margin-left="0in" fo:margin-right="0in" fo:text-indent="0in" style:auto-text-indent="false"/>
      <style:text-properties style:font-name="Liberation Sans" fo:font-size="11pt" fo:font-weight="normal" officeooo:rsid="000490ad" officeooo:paragraph-rsid="000490ad" style:font-size-asian="11pt" style:font-weight-asian="normal" style:font-size-complex="11pt" style:font-weight-complex="normal"/>
    </style:style>
    <style:style style:name="P90" style:family="paragraph" style:parent-style-name="Standard">
      <style:text-properties fo:color="#0000ff" style:font-name="Liberation Sans"/>
    </style:style>
    <style:style style:name="P91" style:family="paragraph" style:parent-style-name="Standard">
      <style:text-properties fo:color="#0000ff" style:font-name="Liberation Sans" officeooo:rsid="00041a83" officeooo:paragraph-rsid="000490ad"/>
    </style:style>
    <style:style style:name="P92" style:family="paragraph" style:parent-style-name="Standard">
      <style:text-properties fo:color="#0000ff" style:font-name="Liberation Sans" officeooo:paragraph-rsid="000b06c3"/>
    </style:style>
    <style:style style:name="P93" style:family="paragraph" style:parent-style-name="Standard">
      <style:text-properties style:font-name="Liberation Sans" officeooo:rsid="0000a965" officeooo:paragraph-rsid="00033aeb"/>
    </style:style>
    <style:style style:name="P94" style:family="paragraph" style:parent-style-name="Standard">
      <style:text-properties style:font-name="Liberation Sans" fo:font-size="16pt" officeooo:paragraph-rsid="000490ad" style:font-size-asian="16pt" style:font-size-complex="16pt"/>
    </style:style>
    <style:style style:name="P95" style:family="paragraph" style:parent-style-name="Method_20_Title">
      <style:paragraph-properties fo:break-before="page"/>
      <style:text-properties style:font-name="Liberation Sans" fo:font-size="16pt" style:font-size-asian="16pt" style:font-size-complex="16pt"/>
    </style:style>
    <style:style style:name="P96" style:family="paragraph" style:parent-style-name="Method_20_Title">
      <style:paragraph-properties fo:break-before="page"/>
      <style:text-properties style:font-name="Liberation Sans" fo:font-size="16pt" officeooo:paragraph-rsid="000490ad" style:font-size-asian="16pt" style:font-size-complex="16pt"/>
    </style:style>
    <style:style style:name="P97" style:family="paragraph" style:parent-style-name="Class_20_Description">
      <style:text-properties officeooo:rsid="0003bddd" officeooo:paragraph-rsid="0003bddd"/>
    </style:style>
    <style:style style:name="P98" style:family="paragraph" style:parent-style-name="Class_20_Description">
      <style:text-properties officeooo:rsid="000b6d23" officeooo:paragraph-rsid="000b6d23"/>
    </style:style>
    <style:style style:name="P99" style:family="paragraph" style:parent-style-name="Class_20_Description">
      <style:text-properties officeooo:rsid="000c5972" officeooo:paragraph-rsid="000c5972"/>
    </style:style>
    <style:style style:name="P100" style:family="paragraph" style:parent-style-name="Class_20_Description">
      <style:text-properties fo:font-size="16pt" style:text-underline-style="solid" style:text-underline-width="auto" style:text-underline-color="font-color" fo:font-weight="bold" officeooo:rsid="0003bddd" officeooo:paragraph-rsid="0003bddd" style:font-size-asian="16pt" style:font-weight-asian="bold" style:font-size-complex="16pt" style:font-weight-complex="bold"/>
    </style:style>
    <style:style style:name="P101" style:family="paragraph" style:parent-style-name="Class_20_Description">
      <style:text-properties fo:font-size="16pt" style:text-underline-style="solid" style:text-underline-width="auto" style:text-underline-color="font-color" fo:font-weight="bold" officeooo:rsid="000b6d23" officeooo:paragraph-rsid="000b6d23" style:font-size-asian="16pt" style:font-weight-asian="bold" style:font-size-complex="16pt" style:font-weight-complex="bold"/>
    </style:style>
    <style:style style:name="P102" style:family="paragraph" style:parent-style-name="Class_20_Title"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103" style:family="paragraph" style:parent-style-name="Coding_20_Body">
      <style:text-properties style:font-name="Liberation Sans" fo:font-size="11pt" style:font-size-asian="11pt" style:font-size-complex="11pt"/>
    </style:style>
    <style:style style:name="P104" style:family="paragraph" style:parent-style-name="Coding_20_Body">
      <style:paragraph-properties fo:margin-left="0.5in" fo:margin-right="0in" fo:text-indent="0in" style:auto-text-indent="false"/>
    </style:style>
    <style:style style:name="P105" style:family="paragraph" style:parent-style-name="Coding_20_Body">
      <style:paragraph-properties fo:margin-left="0.5in" fo:margin-right="0in" fo:text-indent="0in" style:auto-text-indent="false"/>
      <style:text-properties officeooo:paragraph-rsid="000c5972"/>
    </style:style>
    <style:style style:name="P106" style:family="paragraph" style:parent-style-name="Coding_20_Body">
      <style:paragraph-properties fo:margin-left="0.5in" fo:margin-right="0in" fo:text-indent="0in" style:auto-text-indent="false"/>
      <style:text-properties style:font-name="Liberation Sans" fo:font-size="11pt" fo:font-weight="normal" officeooo:paragraph-rsid="000c5972" style:font-size-asian="11pt" style:font-weight-asian="normal" style:font-size-complex="11pt" style:font-weight-complex="normal"/>
    </style:style>
    <style:style style:name="T1" style:family="text">
      <style:text-properties fo:color="#0000ff" style:text-underline-style="solid" style:text-underline-width="auto" style:text-underline-color="font-color" fo:font-weight="bold" officeooo:rsid="00041a83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4" style:family="text">
      <style:text-properties fo:font-size="11pt" style:text-underline-style="none" fo:font-weight="normal" officeooo:rsid="0006ec09" style:font-size-asian="11pt" style:font-weight-asian="normal" style:font-size-complex="11pt" style:font-weight-complex="normal"/>
    </style:style>
    <style:style style:name="T5" style:family="text">
      <style:text-properties fo:font-size="11pt" style:text-underline-style="none" fo:font-weight="normal" officeooo:rsid="000e3391" style:font-size-asian="11pt" style:font-weight-asian="normal" style:font-size-complex="11pt" style:font-weight-complex="normal"/>
    </style:style>
    <style:style style:name="T6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7" style:family="text">
      <style:text-properties fo:font-size="11pt" style:text-underline-style="none" style:font-size-asian="11pt" style:font-size-complex="11pt"/>
    </style:style>
    <style:style style:name="T8" style:family="text">
      <style:text-properties fo:font-size="11pt" style:text-underline-style="none" officeooo:rsid="00088010" style:font-size-asian="11pt" style:font-size-complex="11pt"/>
    </style:style>
    <style:style style:name="T9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10" style:family="text">
      <style:text-properties fo:font-size="11pt" style:text-underline-style="none" fo:font-weight="bold" officeooo:rsid="000e3391" style:font-size-asian="11pt" style:font-weight-asian="bold" style:font-size-complex="11pt" style:font-weight-complex="bold"/>
    </style:style>
    <style:style style:name="T11" style:family="text">
      <style:text-properties fo:font-size="11pt" style:font-size-asian="9.60000038146973pt" style:font-size-complex="11pt"/>
    </style:style>
    <style:style style:name="T12" style:family="text">
      <style:text-properties fo:font-size="11pt" officeooo:rsid="000e3391" style:font-size-asian="9.60000038146973pt" style:font-size-complex="11pt"/>
    </style:style>
    <style:style style:name="T13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4" style:family="text">
      <style:text-properties fo:font-size="11pt" fo:font-weight="normal" officeooo:rsid="000957b8" style:font-size-asian="9.60000038146973pt" style:font-weight-asian="normal" style:font-size-complex="11pt" style:font-weight-complex="normal"/>
    </style:style>
    <style:style style:name="T15" style:family="text">
      <style:text-properties fo:font-size="11pt" fo:font-weight="normal" officeooo:rsid="000ff9f6" style:font-size-asian="9.60000038146973pt" style:font-weight-asian="normal" style:font-size-complex="11pt" style:font-weight-complex="normal"/>
    </style:style>
    <style:style style:name="T16" style:family="text">
      <style:text-properties style:font-name="Liberation Sans"/>
    </style:style>
    <style:style style:name="T17" style:family="text">
      <style:text-properties style:font-name="Liberation Sans" fo:font-size="11pt" style:text-underline-style="none" fo:font-weight="normal" style:font-size-asian="11pt" style:font-weight-asian="normal" style:font-size-complex="11pt" style:font-weight-complex="normal"/>
    </style:style>
    <style:style style:name="T18" style:family="text">
      <style:text-properties style:font-name="Liberation Sans" fo:font-size="11pt" style:text-underline-style="none" fo:font-weight="normal" officeooo:rsid="0006ec09" style:font-size-asian="11pt" style:font-weight-asian="normal" style:font-size-complex="11pt" style:font-weight-complex="normal"/>
    </style:style>
    <style:style style:name="T19" style:family="text">
      <style:text-properties style:font-name="Liberation Sans" fo:font-size="11pt" style:text-underline-style="none" fo:font-weight="bold" style:font-size-asian="11pt" style:font-weight-asian="bold" style:font-size-complex="11pt" style:font-weight-complex="bold"/>
    </style:style>
    <style:style style:name="T20" style:family="text">
      <style:text-properties style:font-name="Liberation Sans" fo:font-size="11pt" style:text-underline-style="none" fo:font-weight="bold" officeooo:rsid="000f2d37" style:font-size-asian="11pt" style:font-weight-asian="bold" style:font-size-complex="11pt" style:font-weight-complex="bold"/>
    </style:style>
    <style:style style:name="T21" style:family="text">
      <style:text-properties style:font-name="Liberation Sans" fo:font-weight="bold" style:font-weight-asian="bold" style:font-weight-complex="bold"/>
    </style:style>
    <style:style style:name="T22" style:family="text">
      <style:text-properties style:font-name="Liberation Sans" fo:font-weight="bold" officeooo:rsid="000e3391" style:font-weight-asian="bold" style:font-weight-complex="bold"/>
    </style:style>
    <style:style style:name="T23" style:family="text">
      <style:text-properties style:font-name="Liberation Sans" officeooo:rsid="000c5972"/>
    </style:style>
    <style:style style:name="T24" style:family="text">
      <style:text-properties officeooo:rsid="0003bddd"/>
    </style:style>
    <style:style style:name="T25" style:family="text">
      <style:text-properties style:font-name="Liberation Sans" officeooo:rsid="0005cbac"/>
    </style:style>
    <style:style style:name="T26" style:family="text">
      <style:text-properties style:font-name="Liberation Sans" fo:font-size="11pt" style:text-underline-style="none" fo:font-weight="normal" style:font-size-asian="11pt" style:font-weight-asian="normal" style:font-size-complex="11pt" style:font-weight-complex="normal"/>
    </style:style>
    <style:style style:name="T27" style:family="text">
      <style:text-properties style:font-name="Liberation Sans" fo:font-size="11pt" fo:font-weight="normal" officeooo:rsid="000c5972" style:font-size-asian="11pt" style:font-weight-asian="normal" style:font-size-complex="11pt" style:font-weight-complex="normal"/>
    </style:style>
    <style:style style:name="T28" style:family="text">
      <style:text-properties style:font-name="Liberation Sans" fo:font-weight="bold" style:font-size-asian="11pt" style:font-weight-asian="bold" style:font-weight-complex="bold"/>
    </style:style>
    <style:style style:name="T29" style:family="text">
      <style:text-properties style:font-name="Liberation Sans" style:font-size-asian="11pt"/>
    </style:style>
    <style:style style:name="T30" style:family="text">
      <style:text-properties officeooo:rsid="000490a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0ff9f6" style:font-weight-asian="normal" style:font-weight-complex="normal"/>
    </style:style>
    <style:style style:name="T33" style:family="text">
      <style:text-properties fo:font-weight="normal" officeooo:rsid="00100211" style:font-weight-asian="normal" style:font-weight-complex="normal"/>
    </style:style>
    <style:style style:name="T34" style:family="text">
      <style:text-properties officeooo:rsid="0005fae5"/>
    </style:style>
    <style:style style:name="T35" style:family="text">
      <style:text-properties fo:color="#0000c0" style:font-name="Liberation Sans" fo:font-size="11pt" style:text-underline-style="none" fo:font-weight="bold" fo:background-color="#ffffff" loext:char-shading-value="0" style:font-size-asian="11pt" style:font-weight-asian="bold" style:font-size-complex="11pt" style:font-weight-complex="bold"/>
    </style:style>
    <style:style style:name="T36" style:family="text">
      <style:text-properties fo:color="#0000c0" style:font-name="Liberation Sans" fo:font-size="11pt" style:text-underline-style="none" fo:font-weight="bold" officeooo:rsid="00088010" fo:background-color="#ffffff" loext:char-shading-value="0" style:font-size-asian="11pt" style:font-weight-asian="bold" style:font-size-complex="11pt" style:font-weight-complex="bold"/>
    </style:style>
    <style:style style:name="T37" style:family="text">
      <style:text-properties fo:color="#0000c0" style:font-name="Liberation Sans" fo:font-size="11pt" style:text-underline-style="none" fo:font-weight="normal" fo:background-color="#ffffff" loext:char-shading-value="0" style:font-size-asian="11pt" style:font-weight-asian="normal" style:font-size-complex="11pt" style:font-weight-complex="normal"/>
    </style:style>
    <style:style style:name="T38" style:family="text">
      <style:text-properties fo:color="#0000c0" style:font-name="Liberation Sans" fo:font-size="11pt" style:text-underline-style="none" fo:font-weight="normal" officeooo:rsid="00088010" fo:background-color="#ffffff" loext:char-shading-value="0" style:font-size-asian="11pt" style:font-weight-asian="normal" style:font-size-complex="11pt" style:font-weight-complex="normal"/>
    </style:style>
    <style:style style:name="T39" style:family="text">
      <style:text-properties officeooo:rsid="00094acf"/>
    </style:style>
    <style:style style:name="T40" style:family="text">
      <style:text-properties officeooo:rsid="000957b8"/>
    </style:style>
    <style:style style:name="T41" style:family="text">
      <style:text-properties officeooo:rsid="000985f1"/>
    </style:style>
    <style:style style:name="T42" style:family="text">
      <style:text-properties officeooo:rsid="000b06c3"/>
    </style:style>
    <style:style style:name="T43" style:family="text">
      <style:text-properties officeooo:rsid="000b6d23"/>
    </style:style>
    <style:style style:name="T44" style:family="text">
      <style:text-properties officeooo:rsid="000c5972"/>
    </style:style>
    <style:style style:name="T45" style:family="text">
      <style:text-properties fo:color="#3333ff" style:font-name="Liberation Sans" fo:font-size="11pt" fo:font-weight="normal" officeooo:rsid="0005cbac" style:font-size-asian="11pt" style:font-weight-asian="normal" style:font-size-complex="11pt" style:font-weight-complex="normal"/>
    </style:style>
    <style:style style:name="T46" style:family="text">
      <style:text-properties fo:color="#3333ff" style:font-name="Liberation Sans" fo:font-size="11pt" fo:font-weight="normal" officeooo:rsid="0005fae5" style:font-size-asian="11pt" style:font-weight-asian="normal" style:font-size-complex="11pt" style:font-weight-complex="normal"/>
    </style:style>
    <style:style style:name="T47" style:family="text">
      <style:text-properties fo:color="#3333ff" officeooo:rsid="0005fae5"/>
    </style:style>
    <style:style style:name="T48" style:family="text">
      <style:text-properties fo:color="#3333ff" officeooo:rsid="000c597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756in" fo:text-indent="-0.25in" fo:margin-left="3.2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256in" fo:text-indent="-0.25in" fo:margin-left="3.5256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756in" fo:text-indent="-0.25in" fo:margin-left="3.275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256in" fo:text-indent="-0.25in" fo:margin-left="3.525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2" text:outline-level="1"><text:span text:style-name="T43">The TVDB\TVDB</text:span>Properties <text:span text:style-name="T44">Class</text:span></text:h>
      <text:p text:style-name="P2"/>
      <text:p text:style-name="P93"/>
      <text:p text:style-name="P100"><text:span text:style-name="T16">Introduction</text:span></text:p>
      <text:p text:style-name="P97"><text:span text:style-name="T16"/></text:p>
      <text:p text:style-name="P99"><text:span text:style-name="T16">The TVDBProperties class extends the Library\Properties class to set initial, default, cli parameter and configuration file property values.</text:span></text:p>
      <text:p text:style-name="P99"><text:span text:style-name="T16"/></text:p>
      <text:p text:style-name="P99"><text:span text:style-name="T16">This class should be extended to combine class property settings from various sources without having to re-declare property values when changes are necessary.</text:span></text:p>
      <text:p text:style-name="P99"><text:span text:style-name="T16"/></text:p>
      <text:p text:style-name="P101"><text:span text:style-name="T16">Class Synopsis</text:span></text:p>
      <text:p text:style-name="P98"><text:span text:style-name="T16"/></text:p>
      <text:p text:style-name="Coding_20_Body"><text:span text:style-name="T16">TVDBProperties</text:span></text:p>
      <text:p text:style-name="Coding_20_Body"><text:span text:style-name="T16">{</text:span></text:p>
      <text:p text:style-name="P104"><text:span text:style-name="T21">/* </text:span><text:span text:style-name="T22">Methods */</text:span></text:p>
      <text:p text:style-name="P105"><text:span text:style-name="T16">__</text:span><text:span text:style-name="T23">construct</text:span><text:span text:style-name="T27"> </text:span><text:span text:style-name="T45">(</text:span><text:span text:style-name="T46">array $properties, array $defaultProperties, array $cliMap, array $cliDbMap)</text:span></text:p>
      <text:p text:style-name="P106"><text:span text:style-name="T47">__</text:span><text:span text:style-name="T48">destruct ()</text:span></text:p>
      <text:p text:style-name="P106"><text:span text:style-name="T48">__get (string $name)</text:span></text:p>
      <text:p text:style-name="P106"><text:span text:style-name="T48">__set (string $name, mixed $value)</text:span></text:p>
      <text:p text:style-name="P103">}</text:p>
      <text:p text:style-name="Method_20_Body"><text:span text:style-name="T16"/></text:p>
      <text:p text:style-name="P94"><text:span text:style-name="T1">Table of Contents</text:span></text:p>
      <text:p text:style-name="P91"/>
      <text:h text:style-name="P47" text:outline-level="4"><text:a xlink:type="simple" xlink:href="#__construct" text:style-name="Internet_20_link" text:visited-style-name="Visited_20_Internet_20_Link"><text:span text:style-name="T28">TVDBProperties::__construct</text:span></text:a><text:span text:style-name="T29"> – set default class properties and load configuration settings.</text:span></text:h>
      <text:h text:style-name="P52" text:outline-level="4"><text:a xlink:type="simple" xlink:href="#__destruct" text:style-name="Internet_20_link" text:visited-style-name="Visited_20_Internet_20_Link"><text:span text:style-name="T28">TVDBProperties::__destruct</text:span></text:a><text:a xlink:type="simple" xlink:href="#__destruct" text:style-name="Internet_20_link" text:visited-style-name="Visited_20_Internet_20_Link"><text:span text:style-name="T29"> </text:span></text:a><text:span text:style-name="T29">– class destructor.</text:span></text:h>
      <text:h text:style-name="P52" text:outline-level="4"><text:a xlink:type="simple" xlink:href="#__get" text:style-name="Internet_20_link" text:visited-style-name="Visited_20_Internet_20_Link"><text:span text:style-name="T28">TVDBProperties::__get</text:span></text:a><text:span text:style-name="T29"> – call parent class to get property value.</text:span></text:h>
      <text:h text:style-name="P52" text:outline-level="4"><text:a xlink:type="simple" xlink:href="#__set" text:style-name="Internet_20_link" text:visited-style-name="Visited_20_Internet_20_Link"><text:span text:style-name="T28">TVDBProperties::__set</text:span></text:a><text:span text:style-name="T29"> – calls parent class to set a property value.</text:span></text:h>
      <text:h text:style-name="P53" text:outline-level="4"/>
      <text:h text:style-name="P53" text:outline-level="4"/>
      <text:h text:style-name="P95" text:outline-level="5"><text:bookmark-start text:name="__construct"/><text:span text:style-name="T25">TVDBProperties::</text:span>__construct<text:bookmark-end text:name="__construct"/></text:h>
      <text:p text:style-name="P2"/>
      <text:h text:style-name="P82" text:outline-level="4">TVDBProperties::__construct – set default class properties and load configuration settings</text:h>
      <text:p text:style-name="P15"/>
      <text:p text:style-name="P20">Description</text:p>
      <text:p text:style-name="P16"/>
      <text:p text:style-name="P7">TVDBProperties::__construct (<text:span text:style-name="T34">array $properties, array $defaultProperties, array $cliMap, array $cliDbMap)</text:span></text:p>
      <text:p text:style-name="P3"/>
      <text:h text:style-name="P48" text:outline-level="4"><text:span text:style-name="T34">S</text:span>et<text:span text:style-name="T34">s</text:span> default class properties and load<text:span text:style-name="T34">s</text:span> configuration settings <text:span text:style-name="T34">as class properties.</text:span></text:h>
      <text:h text:style-name="P54" text:outline-level="4"/>
      <text:h text:style-name="P63" text:outline-level="4">Parameters</text:h>
      <text:h text:style-name="P55" text:outline-level="4"/>
      <text:h text:style-name="P72" text:outline-level="4">properties</text:h>
      <text:h text:style-name="P55" text:outline-level="4"/>
      <text:p text:style-name="P35"><text:span text:style-name="T17">Can be an associative array or another </text:span><text:span text:style-name="T20">Library\</text:span><text:span text:style-name="T19">Properties</text:span><text:span text:style-name="T17"> class object or derivative. <text:s/>The properties parameter is passed to the parent class (</text:span><text:span text:style-name="T19">Library\Properties</text:span><text:span text:style-name="T17">) to set the initial values to the </text:span><text:span text:style-name="T18">application</text:span><text:span text:style-name="T17"> property values.</text:span></text:p>
      <text:p text:style-name="P15"><text:span text:style-name="T17"/></text:p>
      <text:p text:style-name="P24"><text:span text:style-name="T7">defaultProperties</text:span></text:p>
      <text:p text:style-name="P27"><text:span text:style-name="T3"/></text:p>
      <text:p text:style-name="P38"><text:span text:style-name="T3">Can be an associative array or another </text:span><text:span text:style-name="T10">Library\</text:span><text:span text:style-name="T9">Properties</text:span><text:span text:style-name="T3"> class object or derivative. <text:s/>The </text:span><text:span text:style-name="T4">default </text:span><text:span text:style-name="T5">p</text:span><text:span text:style-name="T3">roperties parameter is passed to the parent class (</text:span><text:span text:style-name="T9">Library\Properties</text:span><text:span text:style-name="T3">) to set the </text:span><text:span text:style-name="T4">default</text:span><text:span text:style-name="T3"> values to </text:span><text:span text:style-name="T4">override the initial ($properties) </text:span><text:span text:style-name="T3"><text:s/>values.</text:span></text:p>
      <text:p text:style-name="P38"><text:span text:style-name="T3"/></text:p>
      <text:p text:style-name="P24"><text:span text:style-name="T7">cliMap</text:span></text:p>
      <text:p text:style-name="P27"><text:span text:style-name="T3"/></text:p>
      <text:p text:style-name="P36"><text:span text:style-name="T3">An associative array containin</text:span><text:span text:style-name="T17">g </text:span><text:span text:style-name="T35">Cli</text:span><text:span text:style-name="T37"> parameter names to </text:span><text:span text:style-name="T35">property</text:span><text:span text:style-name="T37"> name mapping.</text:span></text:p>
      <text:p text:style-name="P27"><text:span text:style-name="T37"/></text:p>
      <text:p text:style-name="P25"><text:span text:style-name="T7">cli</text:span><text:span text:style-name="T8">Db</text:span><text:span text:style-name="T7">Map</text:span></text:p>
      <text:p text:style-name="P28"><text:span text:style-name="T3"/></text:p>
      <text:p text:style-name="P37"><text:span text:style-name="T3">An associative array containin</text:span><text:span text:style-name="T17">g </text:span><text:span text:style-name="T35">Cli </text:span><text:span text:style-name="T36">DB</text:span><text:span text:style-name="T38"> </text:span><text:span text:style-name="T37">parameter names to </text:span><text:span text:style-name="T36">DB </text:span><text:span text:style-name="T35">property</text:span><text:span text:style-name="T37"> name mapping.</text:span></text:p>
      <text:h text:style-name="P44" text:outline-level="4"><text:span text:style-name="T13"/></text:h>
      <text:h text:style-name="P64" text:outline-level="4"><text:span text:style-name="T39">Return Values</text:span></text:h>
      <text:h text:style-name="P56" text:outline-level="4"/>
      <text:h text:style-name="P73" text:outline-level="4"><text:span text:style-name="T13">Returns an object instance of the </text:span><text:span text:style-name="T12">TVDB\</text:span><text:span text:style-name="T11">TVDBProperties</text:span><text:span text:style-name="T13"> class.</text:span></text:h>
      <text:h text:style-name="P73" text:outline-level="4"><text:span text:style-name="T13"/></text:h>
      <text:h text:style-name="P68" text:outline-level="4">Examples</text:h>
      <text:h text:style-name="P73" text:outline-level="4"><text:span text:style-name="T13"/></text:h>
      <text:p text:style-name="P11"><text:span text:style-name="T31">/* <text:s text:c="3"/></text:span><text:span text:style-name="T32">initial property settings <text:s text:c="2"/></text:span><text:span text:style-name="T33">(can be null or empty, if no initial property settings)</text:span><text:span text:style-name="T32"> */</text:span></text:p>
      <text:p text:style-name="P11"><text:span text:style-name="T32"/></text:p>
      <text:p text:style-name="P12"><text:span text:style-name="T31">$properties = array('Application_Namespace' =&gt; 'Application');</text:span></text:p>
      <text:p text:style-name="P12"><text:span text:style-name="T31"/></text:p>
      <text:p text:style-name="P12"><text:span text:style-name="T31">/* <text:s text:c="2"/>defaultProperties override initial property settings <text:s/>*/</text:span></text:p>
      <text:p text:style-name="P12"><text:span text:style-name="T31"/></text:p>
      <text:p text:style-name="P12"><text:span text:style-name="T31">$defaultProperties = array('Application_Name' =&gt; 'Test',</text:span></text:p>
      <text:p text:style-name="P12"><text:span text:style-name="T31"><text:s text:c="44"/>'Application_Namespace' =&gt; 'Application\TVDB',</text:span></text:p>
      <text:p text:style-name="P12"><text:span text:style-name="T31"><text:tab/><text:tab/><text:tab/><text:tab/> <text:s text:c="8"/>'Application_Verbose' =&gt; '0',</text:span></text:p>
      <text:p text:style-name="P12"><text:span text:style-name="T31"><text:s text:c="45"/>'DbHost' =&gt; '10.10.10.1',</text:span></text:p>
      <text:p text:style-name="P12"><text:soft-page-break/><text:span text:style-name="T31"><text:s text:c="44"/>'DbName' =&gt; 'DefaultDb');</text:span></text:p>
      <text:p text:style-name="P12"><text:span text:style-name="T31"/></text:p>
      <text:p text:style-name="P12"><text:span text:style-name="T31">/* <text:s text:c="3"/>Cli map – maps an external parameter name to a class property name */</text:span></text:p>
      <text:p text:style-name="P12"><text:span text:style-name="T31"/></text:p>
      <text:p text:style-name="P12"><text:span text:style-name="T31">$cliMap = array ('verbose' =&gt; 'Application_Verbose');</text:span></text:p>
      <text:p text:style-name="P12"><text:span text:style-name="T31"/></text:p>
      <text:p text:style-name="P12"><text:span text:style-name="T31">/*<text:tab/> <text:s/>Cli DB map – maps an external parameter name to a database property name */</text:span></text:p>
      <text:p text:style-name="P12"><text:span text:style-name="T31"/></text:p>
      <text:p text:style-name="P12"><text:span text:style-name="T31">$cliDbMap = array('dbhost' =&gt; 'DbHost',</text:span></text:p>
      <text:p text:style-name="P12"><text:span text:style-name="T31"><text:s text:c="32"/>'dbname' =&gt; 'DbName');</text:span></text:p>
      <text:p text:style-name="P12"><text:span text:style-name="T31"/></text:p>
      <text:p text:style-name="P12"><text:span text:style-name="T31">/* <text:s text:c="3"/>Create a new TVDB\TVDBProperties class instance <text:s text:c="2"/>*/</text:span></text:p>
      <text:p text:style-name="P12"><text:span text:style-name="T31"/></text:p>
      <text:p text:style-name="P12"><text:span text:style-name="T31">$tvdb = new TVDB\TVDBProperties($properties, $defaultProperties, $cliMap, $cliDbMap);</text:span></text:p>
      <text:p text:style-name="P12"><text:span text:style-name="T31"/></text:p>
      <text:p text:style-name="P14"><text:span text:style-name="T13"/></text:p>
      <text:h text:style-name="P96" text:outline-level="5"><text:bookmark-start text:name="__destruct"/><text:span text:style-name="T40">TVDBProperties::</text:span>__<text:span text:style-name="T30">de</text:span>struct<text:bookmark-end text:name="__destruct"/></text:h>
      <text:h text:style-name="P49" text:outline-level="4"/>
      <text:h text:style-name="P83" text:outline-level="4">TVDBProperties::__<text:span text:style-name="T40">de</text:span>struct – <text:span text:style-name="T40">class destructor.</text:span></text:h>
      <text:p text:style-name="P30"/>
      <text:p text:style-name="P21">Description</text:p>
      <text:p text:style-name="P17"/>
      <text:p text:style-name="P8">TVDBProperties::__<text:span text:style-name="T40">de</text:span>struct (<text:span text:style-name="T34">)</text:span></text:p>
      <text:p text:style-name="P4"/>
      <text:h text:style-name="P49" text:outline-level="4"><text:span text:style-name="T40">Calls the parent class destructor prior to exiting.</text:span></text:h>
      <text:h text:style-name="P60" text:outline-level="4"/>
      <text:h text:style-name="P65" text:outline-level="4">Parameters</text:h>
      <text:h text:style-name="P57" text:outline-level="4"/>
      <text:h text:style-name="P86" text:outline-level="4"><text:span text:style-name="T37">None.</text:span></text:h>
      <text:h text:style-name="P45" text:outline-level="4"><text:span text:style-name="T13"/></text:h>
      <text:h text:style-name="P65" text:outline-level="4"><text:span text:style-name="T39">Return Values</text:span></text:h>
      <text:h text:style-name="P57" text:outline-level="4"/>
      <text:h text:style-name="P77" text:outline-level="4"><text:span text:style-name="T13">None.</text:span></text:h>
      <text:h text:style-name="P74" text:outline-level="4"><text:span text:style-name="T13"/></text:h>
      <text:h text:style-name="P69" text:outline-level="4">Examples</text:h>
      <text:h text:style-name="P74" text:outline-level="4"><text:span text:style-name="T13"/></text:h>
      <text:p text:style-name="P13"><text:span text:style-name="T13">unset($tvdb);</text:span></text:p>
      <text:h text:style-name="P43" text:outline-level="4"/>
      <text:h text:style-name="P95" text:outline-level="5"><text:bookmark-start text:name="__get"/><text:span text:style-name="T42">TVDBProperties::</text:span>__get<text:bookmark-end text:name="__get"/></text:h>
      <text:p text:style-name="P15"/>
      <text:h text:style-name="P84" text:outline-level="4">TVDBProperties::__<text:span text:style-name="T41">ge</text:span>t – <text:span text:style-name="T41">g</text:span>et <text:span text:style-name="T41">the value of a</text:span> class propert<text:span text:style-name="T41">y.</text:span></text:h>
      <text:p text:style-name="P33"/>
      <text:p text:style-name="P22">Description</text:p>
      <text:p text:style-name="P18"/>
      <text:p text:style-name="P9"><text:span text:style-name="T41">mixed </text:span>TVDBProperties::__<text:span text:style-name="T41">ge</text:span>t (<text:span text:style-name="T40">string $name)</text:span></text:p>
      <text:p text:style-name="P5"/>
      <text:h text:style-name="P50" text:outline-level="4"><text:span text:style-name="T41">Returns</text:span> <text:span text:style-name="T40">the value of the specified</text:span> class propert<text:span text:style-name="T40">y name.</text:span></text:h>
      <text:h text:style-name="P61" text:outline-level="4"/>
      <text:h text:style-name="P66" text:outline-level="4">Parameters</text:h>
      <text:h text:style-name="P58" text:outline-level="4"/>
      <text:h text:style-name="P78" text:outline-level="4">name</text:h>
      <text:h text:style-name="P58" text:outline-level="4"/>
      <text:p text:style-name="P41"><text:span text:style-name="T17">A string representing the name of the property to be set.</text:span></text:p>
      <text:p text:style-name="P33"><text:span text:style-name="T17"/></text:p>
      <text:p text:style-name="P31"><text:span text:style-name="T6"/></text:p>
      <text:h text:style-name="P66" text:outline-level="4"><text:span text:style-name="T39">Return Values</text:span></text:h>
      <text:h text:style-name="P58" text:outline-level="4"/>
      <text:h text:style-name="P80" text:outline-level="4"><text:span text:style-name="T14">R</text:span><text:span text:style-name="T13">eturns the value contained in the named property.</text:span></text:h>
      <text:h text:style-name="P75" text:outline-level="4"><text:span text:style-name="T13"/></text:h>
      <text:h text:style-name="P70" text:outline-level="4">Examples</text:h>
      <text:h text:style-name="P75" text:outline-level="4"><text:span text:style-name="T13"/></text:h>
      <text:h text:style-name="P81" text:outline-level="4"><text:span text:style-name="T13">$databaseName = $tvdb-&gt;DbName;</text:span></text:h>
      <text:h text:style-name="P81" text:outline-level="4"><text:span text:style-name="T13"/></text:h>
      <text:h text:style-name="P46" text:outline-level="4"><text:bookmark-start text:name="__set"/><text:span text:style-name="T42">TVDBProperties::</text:span>__set<text:bookmark-end text:name="__set"/></text:h>
      <text:p text:style-name="P92"/>
      <text:h text:style-name="P85" text:outline-level="4">TVDBProperties::__<text:span text:style-name="T40">se</text:span>t – set <text:span text:style-name="T40">a</text:span> class properties <text:span text:style-name="T40">value</text:span></text:h>
      <text:p text:style-name="P34"/>
      <text:p text:style-name="P23">Description</text:p>
      <text:p text:style-name="P19"/>
      <text:p text:style-name="P10">TVDBProperties::__<text:span text:style-name="T40">se</text:span>t (<text:span text:style-name="T40">string $name, mixed $value)</text:span></text:p>
      <text:p text:style-name="P6"/>
      <text:h text:style-name="P51" text:outline-level="4"><text:span text:style-name="T34">S</text:span>et<text:span text:style-name="T34">s</text:span> <text:span text:style-name="T40">the specified</text:span> class propert<text:span text:style-name="T40">y name to the provided value.</text:span></text:h>
      <text:h text:style-name="P62" text:outline-level="4"/>
      <text:h text:style-name="P67" text:outline-level="4">Parameters</text:h>
      <text:h text:style-name="P59" text:outline-level="4"/>
      <text:h text:style-name="P79" text:outline-level="4">name</text:h>
      <text:h text:style-name="P59" text:outline-level="4"/>
      <text:p text:style-name="P42"><text:span text:style-name="T17">A string representing the name of the property to be set.</text:span></text:p>
      <text:p text:style-name="P34"><text:span text:style-name="T17"/></text:p>
      <text:p text:style-name="P26"><text:span text:style-name="T7">value</text:span></text:p>
      <text:p text:style-name="P29"><text:span text:style-name="T3"/></text:p>
      <text:p text:style-name="P40"><text:span text:style-name="T3">A value to set the named property to.</text:span></text:p>
      <text:p text:style-name="P39"><text:span text:style-name="T3"/></text:p>
      <text:p text:style-name="P32"><text:span text:style-name="T6"/></text:p>
      <text:h text:style-name="P67" text:outline-level="4"><text:span text:style-name="T39">Return Values</text:span></text:h>
      <text:h text:style-name="P59" text:outline-level="4"/>
      <text:h text:style-name="P76" text:outline-level="4"><text:span text:style-name="T14">None</text:span><text:span text:style-name="T13">.</text:span></text:h>
      <text:h text:style-name="P76" text:outline-level="4"><text:span text:style-name="T13"/></text:h>
      <text:h text:style-name="P71" text:outline-level="4">Examples</text:h>
      <text:h text:style-name="P76" text:outline-level="4"><text:span text:style-name="T13"/></text:h>
      <text:h text:style-name="P88" text:outline-level="4"><text:span text:style-name="T2">$tvdb→DbName = 'TVDB';</text:span></text:h>
      <text:h text:style-name="P88" text:outline-level="4"><text:span text:style-name="T2"/></text:h>
      <text:h text:style-name="P87" text:outline-level="4"><text:span text:style-name="T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Century Schoolbook L" svg:font-family="'Century Schoolbook L'" style:font-family-generic="roman" style:font-pitch="variable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adornments="Book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loext:graphic-properties draw:fill="none" draw:fill-color="#cfe7f5"/>
      <style:paragraph-properties style:page-number="auto" fo:background-color="transparent" fo:padding="0.0193in" fo:border="0.06pt solid #0000ff" style:shadow="none" text:number-lines="false" text:line-number="0">
        <style:tab-stops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draw:fill="solid" draw:fill-color="#ff8080" draw:opacity="20%" fo:padding="0.0591in" fo:border="0.06pt solid #000000" style:shadow="none" draw:shadow-opacity="100%" style:editable="true" style:writing-mode="lr-tb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lass_20_Footer">
      <style:text-properties fo:background-color="#ffffff"/>
    </style:style>
    <style:style style:name="MT1" style:family="text">
      <style:text-properties officeooo:rsid="0003bdd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 draw:fill="solid" draw:fill-color="#ffffff" draw:opacity="100%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span text:style-name="MT1">TVDB\TVDB</text:span>Properties<text:tab/><text:tab/><text:tab/><text:page-number text:select-page="current">5</text:page-number><text:tab/><text:tab/><text:tab/><text:tab/><text:date style:data-style-name="N76" text:date-value="2015-12-30T15:37:37.728526066">December 30,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9T20:43:21</meta:creation-date>
    <dc:title>Class Documentation</dc:title>
    <meta:editing-duration>P1DT8H5M55S</meta:editing-duration>
    <meta:editing-cycles>69</meta:editing-cycles>
    <meta:generator>LibreOffice/4.4.7.2$Linux_X86_64 LibreOffice_project/40$Build-2</meta:generator>
    <meta:initial-creator>Jay Wheeler</meta:initial-creator>
    <dc:date>2015-12-30T15:37:37.590364932</dc:date>
    <meta:document-statistic meta:table-count="0" meta:image-count="0" meta:object-count="0" meta:page-count="6" meta:paragraph-count="88" meta:word-count="472" meta:character-count="3860" meta:non-whitespace-character-count="3262"/>
    <meta:template xlink:type="simple" xlink:actuate="onRequest" xlink:title="Class Documentation" xlink:href="../Class%20Documentation.ott" meta:date="2012-06-02T16:17:56"/>
  </office:meta>
</office:document-meta>
</file>